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number:time-style style:name="T2">
      <number:hours/>
      <number:text>:</number:text>
      <number:minutes/>
    </number:time-style>
    <number:time-style style:name="T5">
      <number:hours/>
      <number:text>:</number:text>
      <number:minutes/>
      <number:am-pm/>
    </number:time-style>
    <number:time-style style:name="T6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38cm" fo:min-width="2.5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8cm" fo:min-width="3.863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8cm" fo:min-width="8.024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8cm" fo:min-width="4.451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8cm" fo:min-width="3.949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8cm" fo:min-width="3.368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8cm" fo:min-width="4.73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8cm" fo:min-width="4.35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93cm" svg:height="1.188cm" svg:x="12.608cm" svg:y="7.558cm">
          <draw:text-box>
            <text:p><text:date style:data-style-name="D1" text:date-value="2021-06-29">6/29/21</text:date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4.363cm" svg:height="1.188cm" svg:x="11.973cm" svg:y="7.558cm">
          <draw:text-box>
            <text:p><text:date style:data-style-name="D4" text:date-value="2021-06-29">06/29/2021</text:date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1" draw:layer="layout" svg:width="8.524cm" svg:height="1.188cm" svg:x="9.893cm" svg:y="7.558cm">
          <draw:text-box>
            <text:p><text:date style:data-style-name="D2" text:date-value="2021-06-29">Tuesday, June 29, 2021</text:date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1" draw:layer="layout" svg:width="4.951cm" svg:height="1.188cm" svg:x="11.679cm" svg:y="7.558cm">
          <draw:text-box>
            <text:p><text:time style:data-style-name="T1" text:time-value="00:00:00">10:04:52 PM</text:time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4.449cm" svg:height="1.188cm" svg:x="11.93cm" svg:y="7.558cm">
          <draw:text-box>
            <text:p><text:time style:data-style-name="T2" text:time-value="00:00:00">22:04</text:time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1" draw:layer="layout" svg:width="3.868cm" svg:height="1.188cm" svg:x="12.22cm" svg:y="7.558cm">
          <draw:text-box>
            <text:p><text:time style:data-style-name="T5" text:time-value="00:00:00">10:04 PM</text:time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1" draw:layer="layout" svg:width="4.951cm" svg:height="1.188cm" svg:x="11.679cm" svg:y="7.558cm">
          <draw:text-box>
            <text:p><text:time style:data-style-name="T6" text:time-value="00:00:00">10:04:52 PM</text:time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8" draw:text-style-name="P1" draw:layer="layout" svg:width="5.231cm" svg:height="1.188cm" svg:x="11.54cm" svg:y="7.558cm">
          <draw:text-box>
            <text:p><text:date style:data-style-name="D6" text:date-value="2021-06-29">June 29, 2021</text:date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9" draw:text-style-name="P1" draw:layer="layout" svg:width="4.854cm" svg:height="1.188cm" svg:x="11.728cm" svg:y="7.558cm">
          <draw:text-box>
            <text:p><text:date style:data-style-name="D5" text:date-value="2021-06-29">Jun 29, 2021</text:date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9T21:30:13.682802175</meta:creation-date>
    <dc:date>2021-06-29T22:04:51.041508332</dc:date>
    <meta:editing-duration>PT11M55S</meta:editing-duration>
    <meta:editing-cycles>2</meta:editing-cycles>
    <meta:generator>LibreOfficeDev/7.3.0.0.alpha0$Linux_X86_64 LibreOffice_project/91244500f51ddb92e55767a9184093caab87442a</meta:generator>
    <meta:document-statistic meta:object-count="48"/>
  </office:meta>
</office:document-meta>
</file>